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D00000021C8875547B6506C7C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tlantic Inline" svg:font-family="'Atlantic Inline', 'Times New Roman'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eorgia" fo:font-size="15pt" fo:font-style="italic" officeooo:paragraph-rsid="00174261" style:font-size-asian="15pt" style:font-style-asian="italic" style:font-name-complex="Georgia" style:font-size-complex="15pt" style:font-style-complex="italic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90c2b" style:font-name="Atlantic Inline" fo:font-size="30pt" officeooo:paragraph-rsid="00174261" style:font-size-asian="30pt" style:font-name-complex="Atlantic Inline" style:font-size-complex="30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90c2b" style:font-name="Times New Roman" fo:font-size="19pt" style:text-underline-style="solid" style:text-underline-width="auto" style:text-underline-color="font-color" fo:font-weight="bold" officeooo:rsid="000d3402" officeooo:paragraph-rsid="00174261" style:font-size-asian="19pt" style:font-weight-asian="bold" style:font-name-complex="Times New Roman" style:font-size-complex="10pt"/>
    </style:style>
    <style:style style:name="P5" style:family="paragraph" style:parent-style-name="Standard">
      <loext:graphic-properties draw:fill="none"/>
      <style:paragraph-properties fo:margin-left="0cm" fo:margin-right="-0.499cm" fo:margin-top="0cm" fo:margin-bottom="0cm" loext:contextual-spacing="false" fo:line-height="200%" fo:orphans="2" fo:widows="2" fo:text-indent="0cm" style:auto-text-indent="false" fo:background-color="transparent" style:writing-mode="lr-tb"/>
      <style:text-properties officeooo:paragraph-rsid="00174261"/>
    </style:style>
    <style:style style:name="P6" style:family="paragraph" style:parent-style-name="No_20_Spacing">
      <style:paragraph-properties fo:line-height="150%" fo:text-align="center" style:justify-single-word="false"/>
      <style:text-properties style:font-name="Georgia" fo:font-style="italic" officeooo:paragraph-rsid="00174261" style:font-style-asian="italic" style:font-name-complex="Georgia" style:font-style-complex="italic"/>
    </style:style>
    <style:style style:name="P7" style:family="paragraph" style:parent-style-name="No_20_Spacing">
      <style:paragraph-properties fo:line-height="150%" fo:text-align="center" style:justify-single-word="false"/>
      <style:text-properties officeooo:paragraph-rsid="00174261"/>
    </style:style>
    <style:style style:name="T1" style:family="text">
      <style:text-properties fo:color="#790c2b" style:font-name="Georgia" fo:font-size="10pt" style:font-size-asian="10pt" style:font-name-complex="Georgia" style:font-size-complex="10pt"/>
    </style:style>
    <style:style style:name="T2" style:family="text">
      <style:text-properties fo:color="#790c2b" style:font-name="Georgia" fo:font-size="10pt" style:text-underline-style="none" style:font-size-asian="10pt" style:font-name-complex="Georgia" style:font-size-complex="10pt"/>
    </style:style>
    <style:style style:name="T3" style:family="text">
      <style:text-properties style:font-name="Times New Roman" fo:font-size="9pt" style:text-underline-style="none" style:font-size-asian="9pt" style:font-name-complex="Times New Roman" style:font-size-complex="9pt"/>
    </style:style>
    <style:style style:name="T4" style:family="text">
      <style:text-properties style:font-name="Georgia" fo:font-style="italic" style:font-style-asian="italic" style:font-name-complex="Georgia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ejaVu Serif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3">Certificate of Achiev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is Certificate is Proudly Presented to</text:p>
      <text:p text:style-name="Standard"/>
      <text:p text:style-name="Standard"/>
      <text:p text:style-name="P4">{Contacts.firstname} {Contacts.lastname}</text:p>
      <text:p text:style-name="Standard"/>
      <text:p text:style-name="Standard"/>
      <text:p text:style-name="P6">In recognition of outstanding performance throughout the [...................] period</text:p>
      <text:p text:style-name="P7"><text:span text:style-name="T5">{Organization.organizationname}</text:span><text:span text:style-name="T4"> is honored to award [award name here]</text:span></text:p>
      <text:p text:style-name="P6">full certification as an [professional expertise here]</text:p>
      <text:p text:style-name="Standard"/>
      <text:p text:style-name="Standard"/>
      <text:p text:style-name="Standard"/>
      <text:p text:style-name="P5"><text:span text:style-name="T1"><text:tab/><text:tab/>Date: </text:span><text:span text:style-name="T3"><text:s/></text:span><text:span text:style-name="T8">{date}</text:span><text:span text:style-name="T3"><text:tab/><text:tab/><text:tab/><text:tab/><text:tab/><text:tab/><text:tab/><text:tab/><text:tab/></text:span><text:span text:style-name="T2">Signature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tlantic Inline" svg:font-family="'Atlantic Inline', 'Times New Roman'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certificatered" xlink:href="Pictures/10000000000002D00000021C8875547B6506C7C4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style:writing-mode="lr-tb" draw:fill="bitmap" draw:fill-image-name="certificatered" draw:fill-image-width="0cm" draw:fill-image-height="0cm" style:repeat="stretch" style:footnote-max-height="0cm">
        <style:background-image xlink:href="Pictures/10000000000002D00000021C8875547B6506C7C4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6:58:07.289930553</meta:creation-date>
    <dc:date>2017-12-23T01:50:04.243069286</dc:date>
    <meta:editing-duration>PT12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8" meta:character-count="347" meta:non-whitespace-character-count="305"/>
  </office:meta>
</office:document-meta>
</file>